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system" style:font-pitch="variable"/>
    <style:font-face style:name="Lohit Devanagari1" svg:font-family="'Lohit Devanagari', Calibri" style:font-pitch="variable"/>
    <style:font-face style:name="Noto Sans CJK SC" svg:font-family="'Noto Sans CJK SC'" style:font-pitch="variable"/>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egoe UI Symbol'" style:font-charset="x-symbol"/>
  </office:font-face-decls>
  <office:automatic-styles>
    <style:style style:name="P1" style:family="paragraph" style:parent-style-name="Text_20_body_20__28_user_29_">
      <style:text-properties fo:language="fr" fo:country="FR"/>
    </style:style>
    <style:style style:name="P2" style:family="paragraph" style:parent-style-name="Text_20_body_20__28_user_29_" style:list-style-name="WW8Num2"/>
    <style:style style:name="P3" style:family="paragraph" style:parent-style-name="Text_20_body_20__28_user_29_" style:list-style-name="WW8Num3"/>
    <style:style style:name="P4" style:family="paragraph" style:parent-style-name="Text_20_body_20__28_user_29_" style:list-style-name="WW8Num2">
      <style:text-properties fo:background-color="transparent"/>
    </style:style>
    <style:style style:name="P5" style:family="paragraph" style:parent-style-name="Text_20_body_20__28_user_29_" style:list-style-name="WW8Num6">
      <style:text-properties fo:background-color="transparent"/>
    </style:style>
    <style:style style:name="P6" style:family="paragraph" style:parent-style-name="Text_20_body_20__28_user_29_" style:list-style-name="WW8Num5">
      <style:text-properties fo:background-color="transparent"/>
    </style:style>
    <style:style style:name="P7" style:family="paragraph" style:parent-style-name="Text_20_body_20__28_user_29_" style:list-style-name="WW8Num5">
      <style:text-properties fo:color="#ff0000" loext:opacity="100%" fo:language="fr" fo:country="FR" fo:background-color="transparent"/>
    </style:style>
    <style:style style:name="P8" style:family="paragraph" style:parent-style-name="Text_20_body_20__28_user_29_" style:list-style-name="WW8Num1"/>
    <style:style style:name="P9" style:family="paragraph" style:parent-style-name="Text_20_body_20__28_user_29_" style:list-style-name="WW8Num4"/>
    <style:style style:name="P10" style:family="paragraph" style:parent-style-name="Text_20_body_20__28_user_29_">
      <style:text-properties fo:language="fr" fo:country="FR" officeooo:rsid="002941f4" officeooo:paragraph-rsid="002941f4"/>
    </style:style>
    <style:style style:name="T1" style:family="text">
      <style:text-properties fo:background-color="#ffff00" loext:char-shading-value="0"/>
    </style:style>
    <style:style style:name="T2" style:family="text">
      <style:text-properties fo:font-style="italic" fo:background-color="transparent" loext:char-shading-value="0" style:font-style-asian="italic" style:font-style-complex="italic"/>
    </style:style>
    <style:style style:name="T3" style:family="text">
      <style:text-properties fo:color="#ff0000" loext:opacity="100%" fo:language="fr" fo:country="FR"/>
    </style:style>
    <style:style style:name="T4" style:family="text">
      <style:text-properties fo:color="#000000" loext:opacity="100%" fo:language="fr" fo:country="FR"/>
    </style:style>
    <style:style style:name="T5" style:family="text">
      <style:text-properties fo:background-color="transparent" loext:char-shading-value="0"/>
    </style:style>
    <style:style style:name="T6" style:family="text">
      <style:text-properties officeooo:rsid="002966b8"/>
    </style:style>
    <style:style style:name="T7" style:family="text">
      <style:text-properties style:use-window-font-color="true" loext:opacity="0%" style:font-name="Liberation Serif1" fo:font-size="12pt" style:letter-kerning="true" style:font-name-asian="Noto Serif CJK SC" style:font-size-asian="12pt" style:language-asian="zh" style:country-asian="CN" style:font-name-complex="Lohit Devanagari1" style:font-size-complex="12pt" style:language-complex="hi" style:country-complex="IN"/>
    </style:style>
    <style:style style:name="T8" style:family="text">
      <style:text-properties style:use-window-font-color="true" loext:opacity="0%" style:font-name="Liberation Serif1" fo:font-size="12pt" officeooo:rsid="002aa763" style:letter-kerning="true" style:font-name-asian="Noto Serif CJK SC" style:font-size-asian="12pt" style:language-asian="zh" style:country-asian="CN" style:font-name-complex="Lohit Devanagari1" style:font-size-complex="12pt" style:language-complex="hi" style:country-complex="IN"/>
    </style:style>
    <style:style style:name="T9" style:family="text">
      <style:text-properties style:use-window-font-color="true" loext:opacity="0%" style:font-name="Liberation Serif1" fo:font-size="12pt" officeooo:rsid="002b79bf" style:letter-kerning="true" style:font-name-asian="Noto Serif CJK SC" style:font-size-asian="12pt" style:language-asian="zh" style:country-asian="CN" style:font-name-complex="Lohit Devanagari1" style:font-size-complex="12pt" style:language-complex="hi" style:country-complex="IN"/>
    </style:style>
    <style:style style:name="T10" style:family="text">
      <style:text-properties officeooo:rsid="002aa76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rench Plan</text:p>
      <text:p text:style-name="P1">Bonjour chez lycéens,</text:p>
      <text:p text:style-name="P1">Merci de m’avoir invité à ce forum, je suis heureux d’être ici avec vous aujourd’hui. Je m’appelle Michael et je suis un lycéen dans un collège lycée privé à Brisbane qui s’appelle Marist College Ashgrove et c’est mon opinion que mon temps ici a contribué de plusieurs façons à la personne que je suis aujourd’hui et celle que je serai plus tard.</text:p>
      <text:p text:style-name="P1">Je suis sur le point de terminer mes études scolaires et pour moi, c’est un moment charnière, et un moment de beaucoup de stress aussi. Aujourd’hui je vais vous partager dans quelle mésure mon parcours jusqu’à ce moment a contribué à la personne que je suis maintenant et celle que je serai dans l’avenir.</text:p>
      <text:p text:style-name="P1">Parmi l’analyse de trois histoires, je vais essayer d’expliquer comment je suis arrivé à ce point dans ma vie et la direction que je vais prendre.</text:p>
      <text:p text:style-name="P10">Premi<text:span text:style-name="T7">è</text:span>r<text:span text:style-name="T10">e</text:span>ment, <text:span text:style-name="T10">j’ai récemment</text:span><text:span text:style-name="T8"> </text:span><text:span text:style-name="T10">trouv</text:span><text:span text:style-name="T8">é un </text:span><text:span text:style-name="T9">discours en ligne qui était très passionné. </text:span></text:p>
      <text:h text:style-name="Heading_20_3" text:outline-level="3">Layout for the rest of the paragraphs</text:h>
      <text:list xml:id="list2992528078" text:style-name="WW8Num2">
        <text:list-item>
          <text:p text:style-name="P2">Audio stimulus – Emille Pinel, Marist student</text:p>
        </text:list-item>
      </text:list>
      <text:list xml:id="list1849398831" text:style-name="WW8Num3">
        <text:list-item>
          <text:list>
            <text:list-item>
              <text:p text:style-name="P3">Introduce my relation to the Marist value system as a student (what parts I believe are important, what I agree with the speaker about)</text:p>
            </text:list-item>
            <text:list-item>
              <text:p text:style-name="P3">How Marist has made me who I am (How it’s helped me)</text:p>
            </text:list-item>
          </text:list>
        </text:list-item>
        <text:list-item>
          <text:p text:style-name="P3">Recemment j’ai eu l’occasion d’entendre un discours très passionné par un encien élève Marist. Ce jeune homme, Emile Pinel prend la parole à l’occasion de (decide on the context l’occas<text:span text:style-name="T5">ion de…– </text:span><text:span text:style-name="T1">I’ve already started you off with context and a bit of Tone (see above) </text:span><text:span text:style-name="T5">– </text:span><text:span text:style-name="T2">un discours</text:span><text:span text:style-name="T5"> and tone – </text:span><text:span text:style-name="T2">Très passionné) – </text:span><text:span text:style-name="T5">everything you have written above is perfect</text:span></text:p>
        </text:list-item>
      </text:list>
      <text:list xml:id="list151217503772158" text:continue-list="list2992528078" text:style-name="WW8Num2">
        <text:list-item>
          <text:p text:style-name="P4">Written Stimulus – Orange Sky Laundry</text:p>
        </text:list-item>
      </text:list>
      <text:list xml:id="list653305359" text:style-name="WW8Num6">
        <text:list-item>
          <text:list>
            <text:list-item>
              <text:p text:style-name="P5">The founders of OSL followed the path they wanted to</text:p>
            </text:list-item>
            <text:list-item>
              <text:p text:style-name="P5">While I don’t have the same dream as them, I still admire their determination</text:p>
            </text:list-item>
            <text:list-item>
              <text:p text:style-name="P5">Talk about my own dreams and how I will try to achieve them <text:span text:style-name="T1">-connect to the stimulus, like them (name them) I hope to …., my parents had hoped (pluperfect- avaient éspéré que je soit…. Mais ils me font confiance <text:s/>- they trust me )….</text:span></text:p>
            </text:list-item>
          </text:list>
        </text:list-item>
      </text:list>
      <text:list xml:id="list151218638707512" text:continue-list="list151217503772158" text:style-name="WW8Num2">
        <text:list-item>
          <text:p text:style-name="P4">Audio-Visual Stimulus – Ismaïla, Cher Futur Moi</text:p>
        </text:list-item>
      </text:list>
      <text:list xml:id="list3678466941" text:style-name="WW8Num5">
        <text:list-item>
          <text:list>
            <text:list-item>
              <text:p text:style-name="P6">The importance of having a strong character – how does this align to Marist qualities? There is a lot here you can and must use Michael – he actually says “Aim High” see quizlet </text:p>
            </text:list-item>
            <text:list-item>
              <text:p text:style-name="P7">Le but de ce texte est pour Ismaïla d’exprimer ses espoirs et ses rêves pour son avenir, mais aussi de réfléchir sur le présent. – here’s your purpose – you’ll need to add to this.</text:p>
            </text:list-item>
            <text:list-item>
              <text:p text:style-name="P6"><text:span text:style-name="T3">Je pense que l’idée la plus importante de ce texte est d’(avoir l’esprit ouvert) </text:span><text:span text:style-name="T4">evaluation.</text:span></text:p>
            </text:list-item>
          </text:list>
        </text:list-item>
      </text:list>
      <text:list xml:id="list151218137532531" text:continue-list="list151218638707512" text:style-name="WW8Num2">
        <text:list-item>
          <text:p text:style-name="P4">Values</text:p>
        </text:list-item>
      </text:list>
      <text:list xml:id="list3543886663" text:style-name="WW8Num1">
        <text:list-item>
          <text:list>
            <text:list-item>
              <text:p text:style-name="P8"><text:soft-page-break/>talk about how each stimulus has strong values</text:p>
            </text:list-item>
            <text:list-item>
              <text:p text:style-name="P8">explain my opinion on their values</text:p>
            </text:list-item>
            <text:list-item>
              <text:p text:style-name="P8">explain my own values</text:p>
              <text:list>
                <text:list-item>
                  <text:p text:style-name="P8">understanding others</text:p>
                </text:list-item>
                <text:list-item>
                  <text:p text:style-name="P8">trust</text:p>
                </text:list-item>
                <text:list-item>
                  <text:p text:style-name="P8">respect</text:p>
                </text:list-item>
              </text:list>
            </text:list-item>
          </text:list>
        </text:list-item>
      </text:list>
      <text:h text:style-name="Heading_20_3" text:outline-level="3">PACT</text:h>
      <text:list xml:id="list103194064" text:style-name="WW8Num4">
        <text:list-item>
          <text:p text:style-name="P9">Purpose: audio-visual, audio</text:p>
        </text:list-item>
        <text:list-item>
          <text:p text:style-name="P9">Audience: audio-visual, audio</text:p>
        </text:list-item>
        <text:list-item>
          <text:p text:style-name="P9">Context: written, audio</text:p>
        </text:list-item>
        <text:list-item>
          <text:p text:style-name="P9">Tone: written, audio-visual</text:p>
        </text:list-item>
        <text:list-item>
          <text:p text:style-name="P9">Analyse &amp; Evaluate: all</text:p>
        </text:list-item>
        <text:list-item>
          <text:p text:style-name="P9">Values &amp; Attitude: all</text:p>
        </text:list-item>
      </text:list>
      <text:p text:style-name="Text_20_body_20__28_user_29_"/>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system" style:font-pitch="variable"/>
    <style:font-face style:name="Lohit Devanagari1" svg:font-family="'Lohit Devanagari', Calibri" style:font-pitch="variable"/>
    <style:font-face style:name="Noto Sans CJK SC" svg:font-family="'Noto Sans CJK SC'" style:font-pitch="variable"/>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egoe UI 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1"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AU" style:font-name-asian="Noto Serif CJK SC1"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Noto Serif CJK SC" style:font-family-asian="'Noto Serif CJK SC'" style:font-pitch-asian="variable" style:font-size-asian="12pt" style:language-asian="zh" style:country-asian="CN" style:font-name-complex="Lohit Devanagari1" style:font-family-complex="'Lohit Devanagari', Calibri"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_20__28_user_29_" style:next-style-name="Text_20_body_20__28_user_29_"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1" style:font-family-complex="'Lohit Devanagari', Calibri"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class="list">
      <style:text-properties fo:font-size="12pt" style:font-size-asian="12pt" style:font-name-complex="Lohit Devanagari1" style:font-family-complex="'Lohit Devanagari', Calibri" style:font-pitch-complex="variable"/>
    </style:style>
    <style:style style:name="Caption" style:family="paragraph" style:parent-style-name="Standard_20__28_user_29_"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Calibri" style:font-pitch-complex="variable" style:font-size-complex="12pt" style:font-style-complex="italic"/>
    </style:style>
    <style:style style:name="Index" style:family="paragraph" style:parent-style-name="Standard_20__28_user_29_" style:class="index">
      <style:paragraph-properties text:number-lines="false" text:line-number="0"/>
      <style:text-properties fo:font-size="12pt" fo:language="en" fo:country="AU" style:font-size-asian="12pt" style:font-name-complex="Lohit Devanagari1" style:font-family-complex="'Lohit Devanagari', Calibri" style:font-pitch-complex="variable" style:language-complex="en" style:country-complex="AU"/>
    </style:style>
    <style:style style:name="Standard_20__28_user_29_" style:display-name="Standard (user)" style:family="paragraph">
      <style:paragraph-properties fo:orphans="2" fo:widows="2" fo:hyphenation-ladder-count="no-limit" style:vertical-align="baseline"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Noto Serif CJK SC" style:font-family-asian="'Noto Serif CJK SC'" style:font-pitch-asian="variable" style:font-size-asian="12pt" style:language-asian="zh" style:country-asian="CN" style:font-name-complex="Lohit Devanagari1" style:font-family-complex="'Lohit Devanagari', Calibri" style:font-pitch-complex="variable" style:font-size-complex="12pt" style:language-complex="hi" style:country-complex="IN" fo:hyphenate="false" fo:hyphenation-remain-char-count="2" fo:hyphenation-push-char-count="2" loext:hyphenation-no-caps="false"/>
    </style:style>
    <style:style style:name="Heading_20_2" style:display-name="Heading 2" style:family="paragraph" style:parent-style-name="Heading" style:next-style-name="Text_20_body_20__28_user_29_"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_20__28_user_29_"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ext_20_body_20__28_user_29_" style:display-name="Text body (user)" style:family="paragraph" style:parent-style-name="Standard_20__28_user_29_">
      <style:paragraph-properties fo:margin-top="0cm" fo:margin-bottom="0.247cm" style:contextual-spacing="false" fo:line-height="115%"/>
    </style:style>
    <style:style style:name="Title" style:family="paragraph" style:parent-style-name="Heading" style:next-style-name="Text_20_body_20__28_user_29_"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WW8Num3z0"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WW8Num4z0"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WW8Num5z0"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WW8Num6z0"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Default_20_Paragraph_20_Font" style:display-name="Default Paragraph Font" style:family="text"/>
    <style:style style:name="Numbering_20_Symbols" style:display-name="Numbering Symbols" style:family="text"/>
    <style:style style:name="Bullet_20_Symbols_20__28_user_29_" style:display-name="Bullet Symbols (user)"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1z0" loext:num-list-format="%2%."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8Num1z0" loext:num-list-format="%3%."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8Num1z0" loext:num-list-format="%4%."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8Num1z0" loext:num-list-format="%5%."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8Num1z0" loext:num-list-format="%6%."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8Num1z0" loext:num-list-format="%7%."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8Num1z0" loext:num-list-format="%8%."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8Num1z0" loext:num-list-format="%9%."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3z0" loext:num-list-format="%2%."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8Num3z0" loext:num-list-format="%3%."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8Num3z0" loext:num-list-format="%4%."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8Num3z0" loext:num-list-format="%5%."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8Num3z0" loext:num-list-format="%6%."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8Num3z0" loext:num-list-format="%7%."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8Num3z0" loext:num-list-format="%8%."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8Num3z0" loext:num-list-format="%9%."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4z0" loext:num-list-format="%2%."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8Num4z0" loext:num-list-format="%3%."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8Num4z0" loext:num-list-format="%4%."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8Num4z0" loext:num-list-format="%5%."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8Num4z0" loext:num-list-format="%6%."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8Num4z0" loext:num-list-format="%7%."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8Num4z0" loext:num-list-format="%8%."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8Num4z0" loext:num-list-format="%9%."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5z0" loext:num-list-format="%2%."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8Num5z0" loext:num-list-format="%3%."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8Num5z0" loext:num-list-format="%4%."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8Num5z0" loext:num-list-format="%5%."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8Num5z0" loext:num-list-format="%6%."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8Num5z0" loext:num-list-format="%7%."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8Num5z0" loext:num-list-format="%8%."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8Num5z0" loext:num-list-format="%9%."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6z0" loext:num-list-format="%2%."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8Num6z0" loext:num-list-format="%3%."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8Num6z0" loext:num-list-format="%4%."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8Num6z0" loext:num-list-format="%5%."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8Num6z0" loext:num-list-format="%6%."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8Num6z0" loext:num-list-format="%7%."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8Num6z0" loext:num-list-format="%8%."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8Num6z0" loext:num-list-format="%9%."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Nolan</meta:initial-creator>
    <meta:creation-date>2022-06-28T14:58:00</meta:creation-date>
    <dc:creator>Michael Nolan</dc:creator>
    <dc:date>2022-06-30T15:12:16.760782043</dc:date>
    <meta:editing-cycles>6</meta:editing-cycles>
    <meta:editing-duration>PT1H9M21S</meta:editing-duration>
    <meta:generator>LibreOffice/7.3.4.2$Linux_X86_64 LibreOffice_project/30$Build-2</meta:generator>
    <meta:document-statistic meta:table-count="0" meta:image-count="0" meta:object-count="0" meta:page-count="2" meta:paragraph-count="33" meta:word-count="495" meta:character-count="2753" meta:non-whitespace-character-count="2303"/>
  </office:meta>
</office:document-meta>
</file>